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style:text-autospace="none"/>
      <style:text-properties style:use-window-font-color="true" style:font-name="Times-Roman" fo:font-size="12pt" fo:background-color="#ffff00" style:font-name-asian="Times-Roman" style:font-size-asian="12pt" style:font-name-complex="Times-Roman" style:font-size-complex="12pt"/>
    </style:style>
    <style:style style:name="P2" style:family="paragraph" style:parent-style-name="Standard" style:list-style-name="L1">
      <style:paragraph-properties style:text-autospace="none"/>
      <style:text-properties style:use-window-font-color="true" style:font-name="Times-Roman" fo:font-size="12pt" style:font-name-asian="Times-Roman" style:font-size-asian="12pt" style:font-name-complex="Times-Roman" style:font-size-complex="12pt"/>
    </style:style>
    <style:style style:name="P3" style:family="paragraph" style:parent-style-name="Standard" style:list-style-name="L1">
      <style:paragraph-properties style:text-autospace="none"/>
      <style:text-properties style:use-window-font-color="true" style:font-name="Times-Roman" fo:font-size="12pt" fo:font-style="normal" fo:background-color="#ffff00" style:font-name-asian="Times-Roman" style:font-size-asian="12pt" style:font-style-asian="normal" style:font-name-complex="Times-Roman" style:font-size-complex="12pt" style:font-style-complex="normal"/>
    </style:style>
    <style:style style:name="P4" style:family="paragraph" style:parent-style-name="Standard" style:list-style-name="L1">
      <style:paragraph-properties style:text-autospace="none"/>
      <style:text-properties fo:font-size="12pt" style:font-size-asian="12pt" style:font-size-complex="12pt"/>
    </style:style>
    <style:style style:name="P5" style:family="paragraph" style:parent-style-name="Standard" style:list-style-name="L1">
      <style:paragraph-properties style:text-autospace="none"/>
      <style:text-properties fo:font-size="12pt" fo:background-color="#ffff00" style:font-size-asian="12pt" style:font-size-complex="12pt"/>
    </style:style>
    <style:style style:name="P6" style:family="paragraph" style:parent-style-name="Standard" style:list-style-name="L1">
      <style:paragraph-properties style:text-autospace="none"/>
      <style:text-properties fo:color="#000000" style:font-name="Times-Roman" fo:font-size="12pt" fo:background-color="transparent" style:font-name-asian="Times-Roman" style:font-size-asian="12pt" style:font-name-complex="Times-Roman" style:font-size-complex="12pt"/>
    </style:style>
    <style:style style:name="T1" style:family="text">
      <style:text-properties style:use-window-font-color="true" style:font-name="Courier" style:font-name-asian="Courier" style:font-name-complex="Courier"/>
    </style:style>
    <style:style style:name="T2" style:family="text">
      <style:text-properties style:use-window-font-color="true" style:font-name="Times-Roman" style:font-name-asian="Times-Roman" style:font-name-complex="Times-Roman"/>
    </style:style>
    <style:style style:name="T3" style:family="text">
      <style:text-properties style:use-window-font-color="true" style:font-name="Times-Roman" fo:font-style="italic" style:font-name-asian="Times-Roman" style:font-style-asian="italic" style:font-name-complex="Times-Roman" style:font-style-complex="italic"/>
    </style:style>
    <style:style style:name="T4" style:family="text">
      <style:text-properties style:use-window-font-color="true" style:font-name="Times-Roman" fo:font-style="normal" style:font-name-asian="Times-Roman" style:font-style-asian="normal" style:font-name-complex="Times-Roman" style:font-style-complex="normal"/>
    </style:style>
    <style:style style:name="T5" style:family="text">
      <style:text-properties style:use-window-font-color="true" style:font-name="Times-Roman" fo:background-color="#ffff00" style:font-name-asian="Times-Roman" style:font-name-complex="Times-Roman"/>
    </style:style>
    <style:style style:name="T6" style:family="text">
      <style:text-properties fo:color="#ff0000"/>
    </style:style>
    <style:style style:name="T7" style:family="text">
      <style:text-properties fo:color="#ff0000" style:font-name="Times-Roman" style:font-name-asian="Times-Roman" style:font-name-complex="Times-Roman"/>
    </style:style>
    <style:style style:name="T8" style:family="text">
      <style:text-properties fo:color="#ff0000" fo:background-color="transparent"/>
    </style:style>
    <style:style style:name="T9" style:family="text">
      <style:text-properties fo:color="#008000"/>
    </style:style>
    <style:style style:name="T10"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7499054" text:style-name="L1">
        <text:list-item>
          <text:p text:style-name="P1">Symbol tables</text:p>
          <text:list>
            <text:list-item>
              <text:p text:style-name="P4"><text:span text:style-name="T5">Build a symbol table data type that you can instantiate for each scope: packages, classes, methods</text:span><text:span text:style-name="T2">. </text:span></text:p>
            </text:list-item>
            <text:list-item>
              <text:p text:style-name="P1">For each symbol, you should enter a symbol table entry, a struct consisting of enough information to support the semantic analysis. Typically this will include symbol name, reference to which scope (parent symbol table) the symbol is defined in, declared data type, and...</text:p>
            </text:list-item>
            <text:list-item>
              <text:p text:style-name="P4"><text:span text:style-name="T5">any auxiliary flags, e.g. const.</text:span><text:span text:style-name="T2"> </text:span><text:span text:style-name="T7">More?</text:span></text:p>
            </text:list-item>
          </text:list>
        </text:list-item>
        <text:list-item>
          <text:p text:style-name="P1">Variable declarations</text:p>
          <text:list>
            <text:list-item>
              <text:p text:style-name="P1">You must emit an error if a variable is redeclared in the same scope. </text:p>
            </text:list-item>
            <text:list-item>
              <text:p text:style-name="P4"><text:span text:style-name="T5">You must detect and report an error for undeclared variables. * EctoScript is allowed to require variable declarations to occur prior to their use in a given source file.</text:span><text:span text:style-name="T2"> </text:span></text:p>
            </text:list-item>
            <text:list-item>
              <text:p text:style-name="P1">You must emit an error if a const variable is assigned other than in its initializer.</text:p>
            </text:list-item>
          </text:list>
        </text:list-item>
        <text:list-item>
          <text:p text:style-name="P1">Types</text:p>
          <text:list>
            <text:list-item>
              <text:p text:style-name="P2"><text:span text:style-name="T10">EctoScript supports the standard built-in types, and classes. Built-in types include int, void, Boolean, String, Number, uint, Null, Object</text:span> <text:span text:style-name="T9">+ user-defined types</text:span></text:p>
            </text:list-item>
          </text:list>
        </text:list-item>
        <text:list-item>
          <text:p text:style-name="P2">Type Checking</text:p>
          <text:list>
            <text:list-item>
              <text:p text:style-name="P2">EctoScript supports only the "strict" subset, in which types are required and checked everywhere at compile-time. You may choose to support the "standard dialect", but if so you will have to implement runtime type checking. The "strict" mode entails:</text:p>
              <text:list>
                <text:list-item>
                  <text:p text:style-name="P2">Check that function call signatures match</text:p>
                </text:list-item>
                <text:list-item>
                  <text:p text:style-name="P2"><text:span text:style-name="T10">Report expressions with incompatible types</text:span> <text:span text:style-name="T6">very basic types done</text:span></text:p>
                </text:list-item>
                <text:list-item>
                  <text:p text:style-name="P2">+++ <text:span text:style-name="T10">Report duplicate definition conflicts</text:span></text:p>
                </text:list-item>
                <text:list-item>
                  <text:p text:style-name="P2">+++ <text:span text:style-name="T10">Report unbound references</text:span></text:p>
                </text:list-item>
                <text:list-item>
                  <text:p text:style-name="P2">+++ <text:span text:style-name="T10">Unfound packages</text:span></text:p>
                </text:list-item>
                <text:list-item>
                  <text:p text:style-name="P2">*** Report dynamic addition of properties on sealed objects</text:p>
                </text:list-item>
                <text:list-item>
                  <text:p text:style-name="P1">*** Report writing to const variables</text:p>
                </text:list-item>
                <text:list-item>
                  <text:p text:style-name="P2">*** Report code that deletes fixed properties</text:p>
                </text:list-item>
              </text:list>
            </text:list-item>
          </text:list>
        </text:list-item>
        <text:list-item>
          <text:p text:style-name="P1">Functions<text:tab/>- Functions don't have to be methods (inside classes) in ActionScript. Think: like C++. <text:span text:style-name="T8">Method lookahead in classes</text:span></text:p>
          <text:list>
            <text:list-item>
              <text:p text:style-name="P6">Die if func return type mismatch</text:p>
            </text:list-item>
            <text:list-item>
              <text:p text:style-name="P6">Die if type defined for constructor</text:p>
            </text:list-item>
          </text:list>
        </text:list-item>
        <text:list-item>
          <text:p text:style-name="P2"><text:span text:style-name="T10">Classes - Enjoy the classes in your object-oriented language. Inheritance is not required and would be "extra credit".</text:span> <text:span text:style-name="T9">Declarations</text:span> <text:span text:style-name="T6">Instantiation</text:span></text:p>
        </text:list-item>
        <text:list-item>
          <text:p text:style-name="P1">Packages - it is pretty hard to get away from packages in Java-based languages. But there are too many cans of worms here. </text:p>
          <text:list>
            <text:list-item>
              <text:p text:style-name="P2"><text:span text:style-name="T10">You should implement user-defined packages that contain classes, functions, variables and constants. What we said in class was: an import is never really a whole package, it is always one class (one .as file) from within a "package" where a package is just a directory structure.</text:span> <text:span text:style-name="T6">Imports as package, should be class subtree? One class only, really?</text:span></text:p>
            </text:list-item>
            <text:list-item>
              <text:p text:style-name="P2">Make sure class name matches </text:p>
            </text:list-item>
          </text:list>
        </text:list-item>
        <text:list-item>
          <text:p text:style-name="P2">Built-in Functions! - Without importing, we will implement the following "built-in" functions:</text:p>
          <text:list>
            <text:list-item>
              <text:p text:style-name="P4"><text:span text:style-name="T1">trace(s) - </text:span><text:span text:style-name="T2">which is equivalent to printf("%s\n" ,s) and</text:span></text:p>
            </text:list-item>
            <text:list-item>
              <text:p text:style-name="P4"><text:span text:style-name="T1">String read() - </text:span><text:span text:style-name="T2">which is somewhat similar to gets(), returning one line of text input.</text:span></text:p>
            </text:list-item>
          </text:list>
        </text:list-item>
        <text:list-item>
          <text:p text:style-name="P2">Notes:</text:p>
          <text:list>
            <text:list-item>
              <text:p text:style-name="P1">your executable should be named "ec"</text:p>
            </text:list-item>
            <text:list-item>
              <text:p text:style-name="P1">your program should accept and process an arbitrary number of source filenames on the command line</text:p>
            </text:list-item>
            <text:list-item>
              <text:p text:style-name="P2"><text:span text:style-name="T10">write out the name of the file to standard out when you open it</text:span> <text:span text:style-name="T9">cmd line and import</text:span></text:p>
            </text:list-item>
            <text:list-item>
              <text:p text:style-name="P1"><text:soft-page-break/>do NOT write out the tree, or other debugging information, by default; you may add command line options to print that info if you want.</text:p>
            </text:list-item>
            <text:list-item>
              <text:p text:style-name="P5"><text:span text:style-name="T2">error messages should be written to </text:span><text:span text:style-name="T3">standard error</text:span><text:span text:style-name="T4"> not stdout</text:span></text:p>
            </text:list-item>
            <text:list-item>
              <text:p text:style-name="P3">if ANY file has a lexical error, your process exit status should return -1, for a syntax error -2, for a semantic error -3, and for no errors, return 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lby Blair</meta:initial-creator>
    <meta:creation-date>2011-10-29T14:17:19</meta:creation-date>
    <dc:date>2011-11-15T11:39:00</dc:date>
    <dc:creator>Colby Blair</dc:creator>
    <meta:editing-duration>P1DT5H53M33S</meta:editing-duration>
    <meta:editing-cycles>6</meta:editing-cycles>
    <meta:generator>OpenOffice.org/3.3$Unix OpenOffice.org_project/330m20$Build-9567</meta:generator>
    <meta:document-statistic meta:table-count="0" meta:image-count="0" meta:object-count="0" meta:page-count="2" meta:paragraph-count="37" meta:word-count="556" meta:character-count="3251"/>
  </office:meta>
</office:document-meta>
</file>